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3">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accidentally evoked. During his imprisonment Layton learned how to control them and, once freed by chance, dominates the sentient minds by amplifying their own negative feelings, looking for revenge. Without confessing his involvement to Suliman, Howl leaves for the other continent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it’s everywhere but that can be removed after some hours in the hot water. With the help of the King Beuron ousted by Layton, they retrace the journey of Howl, who now wanders coursed through Cal as an unrecognizable child without memory (following Ben, the most trusted soldier of Beuron). The team comes to believe that Howl is dead, but finally they find him and restore his physical form bringing him back to battle, while Layton rallies his forces to attack their kingdom and defeat Suliman too, completing his revenge. They have the possibility to rid Cal of Layton’s monsters, collaborating with the resistance during the game. Gathering together after growing up in difficulties, Sophie and Howl manage to defeat Layton back to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igh Concepts</dc:title>
    <dc:date>2019-01-22T18:28:27.54</dc:date>
    <meta:editing-duration>PT2H40M36S</meta:editing-duration>
    <meta:editing-cycles>18</meta:editing-cycles>
    <meta:generator>OpenOffice/4.1.4$Win32 OpenOffice.org_project/414m5$Build-9788</meta:generator>
    <meta:document-statistic meta:table-count="1" meta:image-count="0" meta:object-count="0" meta:page-count="1" meta:paragraph-count="4" meta:word-count="358" meta:character-count="2140"/>
    <meta:template xlink:type="simple" xlink:actuate="onRequest" xlink:title="" xlink:href="../MasterGameDesignDocument.odm" meta:date="2018-12-13T21:20:13.56"/>
  </office:meta>
</office:document-meta>
</file>